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C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Toy_data</text:p>
          </table:table-cell>
          <table:table-cell office:value-type="string" calcext:value-type="string">
            <text:p>Deformation_data</text:p>
          </table:table-cell>
          <table:table-cell office:value-type="string" calcext:value-type="string">
            <text:p>Rotation_data</text:p>
          </table:table-cell>
          <table:table-cell office:value-type="string" calcext:value-type="string">
            <text:p>Translation_data</text:p>
          </table:table-cell>
          <table:table-cell office:value-type="string" calcext:value-type="string">
            <text:p>Scale_data</text:p>
          </table:table-cell>
          <table:table-cell office:value-type="string" calcext:value-type="string">
            <text:p>Pretrained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456" calcext:value-type="float">
            <text:p>0.1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48" calcext:value-type="float">
            <text:p>0.1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037" calcext:value-type="float">
            <text:p>0.803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449" calcext:value-type="float">
            <text:p>0.744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17" calcext:value-type="float">
            <text:p>0.911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997" calcext:value-type="float">
            <text:p>0.899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33" calcext:value-type="float">
            <text:p>0.613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66" calcext:value-type="float">
            <text:p>0.676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459" calcext:value-type="float">
            <text:p>0.8459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14" calcext:value-type="float">
            <text:p>0.8414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12" calcext:value-type="float">
            <text:p>0.641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15" calcext:value-type="float">
            <text:p>0.6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6">00/00/0000</text:date>, <text:time style:data-style-name="N2" text:time-value="12:25:56.407366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23:30:20.439808677</meta:creation-date>
    <dc:date>2019-06-16T12:26:29.540400849</dc:date>
    <meta:editing-duration>PT9M28S</meta:editing-duration>
    <meta:editing-cycles>4</meta:editing-cycles>
    <meta:generator>LibreOffice/5.1.6.2$Linux_X86_64 LibreOffice_project/10m0$Build-2</meta:generator>
    <meta:document-statistic meta:table-count="1" meta:cell-count="135" meta:object-count="0"/>
  </office:meta>
</office:document-meta>
</file>